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2pt" officeooo:rsid="00237429" officeooo:paragraph-rsid="00237429" style:font-size-asian="10.5pt" style:font-size-complex="12pt"/>
    </style:style>
    <style:style style:name="P2" style:family="paragraph" style:parent-style-name="Table_20_Contents">
      <style:text-properties fo:font-size="12pt" officeooo:rsid="00237429" officeooo:paragraph-rsid="0029d469" style:font-size-asian="10.5pt" style:font-size-complex="12pt"/>
    </style:style>
    <style:style style:name="P3" style:family="paragraph" style:parent-style-name="Table_20_Contents">
      <style:text-properties fo:font-size="12pt" officeooo:rsid="00253525" officeooo:paragraph-rsid="00253525" style:font-size-asian="10.5pt" style:font-size-complex="12pt"/>
    </style:style>
    <style:style style:name="P4" style:family="paragraph" style:parent-style-name="Table_20_Contents">
      <style:text-properties fo:font-size="12pt" officeooo:rsid="00253525" officeooo:paragraph-rsid="0029d469" style:font-size-asian="10.5pt" style:font-size-complex="12pt"/>
    </style:style>
    <style:style style:name="P5" style:family="paragraph" style:parent-style-name="Table_20_Contents">
      <style:text-properties fo:font-size="12pt" officeooo:rsid="00263ef9" officeooo:paragraph-rsid="00263ef9" style:font-size-asian="10.5pt" style:font-size-complex="12pt"/>
    </style:style>
    <style:style style:name="P6" style:family="paragraph" style:parent-style-name="Table_20_Contents">
      <style:text-properties fo:font-size="12pt" officeooo:rsid="00263ef9" officeooo:paragraph-rsid="0029d469" style:font-size-asian="10.5pt" style:font-size-complex="12pt"/>
    </style:style>
    <style:style style:name="P7" style:family="paragraph" style:parent-style-name="Table_20_Contents">
      <style:text-properties fo:font-size="12pt" officeooo:rsid="0026b1ca" officeooo:paragraph-rsid="0026b1ca" style:font-size-asian="10.5pt" style:font-size-complex="12pt"/>
    </style:style>
    <style:style style:name="P8" style:family="paragraph" style:parent-style-name="Table_20_Contents">
      <style:text-properties fo:font-size="12pt" officeooo:rsid="0029d469" officeooo:paragraph-rsid="0029d469" style:font-size-asian="10.5pt" style:font-size-complex="12pt"/>
    </style:style>
    <style:style style:name="P9" style:family="paragraph" style:parent-style-name="Table_20_Contents">
      <style:text-properties fo:font-size="12pt" officeooo:rsid="002a698a" officeooo:paragraph-rsid="002a698a" style:font-size-asian="10.5pt" style:font-size-complex="12pt"/>
    </style:style>
    <style:style style:name="P10" style:family="paragraph" style:parent-style-name="Table_20_Contents">
      <style:text-properties fo:font-size="12pt" fo:font-weight="bold" officeooo:rsid="00237429" officeooo:paragraph-rsid="00237429" style:font-size-asian="10.5pt" style:font-weight-asian="bold" style:font-size-complex="12pt" style:font-weight-complex="bold"/>
    </style:style>
    <style:style style:name="P11" style:family="paragraph" style:parent-style-name="Table_20_Contents">
      <style:text-properties fo:font-size="12pt" fo:font-weight="bold" officeooo:rsid="00237429" officeooo:paragraph-rsid="0029d469" style:font-size-asian="10.5pt" style:font-weight-asian="bold" style:font-size-complex="12pt" style:font-weight-complex="bold"/>
    </style:style>
    <style:style style:name="P12" style:family="paragraph" style:parent-style-name="Standard">
      <style:text-properties officeooo:rsid="001e3ab8" officeooo:paragraph-rsid="001e3ab8"/>
    </style:style>
    <style:style style:name="P13" style:family="paragraph" style:parent-style-name="Standard">
      <style:text-properties officeooo:rsid="001eb5d2" officeooo:paragraph-rsid="001eb5d2"/>
    </style:style>
    <style:style style:name="P14" style:family="paragraph" style:parent-style-name="Standard">
      <style:text-properties fo:font-size="16pt" fo:font-weight="bold" officeooo:rsid="001eb5d2" officeooo:paragraph-rsid="001eb5d2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6pt" fo:font-weight="bold" officeooo:rsid="0021d690" officeooo:paragraph-rsid="0021d690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2pt" fo:font-weight="normal" officeooo:rsid="001eb5d2" officeooo:paragraph-rsid="001eb5d2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21d690" officeooo:paragraph-rsid="0021d690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237429" officeooo:paragraph-rsid="00237429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237429" officeooo:paragraph-rsid="0029d469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2e35d6" officeooo:paragraph-rsid="002e35d6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bold" officeooo:rsid="00253525" officeooo:paragraph-rsid="00253525" style:font-size-asian="10.5pt" style:font-weight-asian="bold" style:font-size-complex="12pt" style:font-weight-complex="bold"/>
    </style:style>
    <style:style style:name="P22" style:family="paragraph" style:parent-style-name="Standard">
      <style:text-properties fo:font-size="12pt" fo:font-weight="bold" officeooo:rsid="00253525" officeooo:paragraph-rsid="0029d469" style:font-size-asian="10.5pt" style:font-weight-asian="bold" style:font-size-complex="12pt" style:font-weight-complex="bold"/>
    </style:style>
    <style:style style:name="P23" style:family="paragraph" style:parent-style-name="Standard">
      <style:text-properties fo:font-size="12pt" fo:font-weight="bold" officeooo:rsid="002e35d6" officeooo:paragraph-rsid="002e35d6" style:font-size-asian="10.5pt" style:font-weight-asian="bold" style:font-size-complex="12pt" style:font-weight-complex="bold"/>
    </style:style>
    <style:style style:name="P24" style:family="paragraph" style:parent-style-name="Standard">
      <style:text-properties officeooo:rsid="001eb5d2" officeooo:paragraph-rsid="001eb5d2"/>
    </style:style>
    <style:style style:name="P25" style:family="paragraph" style:parent-style-name="Standard">
      <style:text-properties officeooo:rsid="003218d5" officeooo:paragraph-rsid="003218d5"/>
    </style:style>
    <style:style style:name="P26" style:family="paragraph" style:parent-style-name="Standard">
      <style:text-properties fo:font-size="12pt" fo:font-weight="normal" officeooo:rsid="0021d690" officeooo:paragraph-rsid="0021d690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3b1e74" officeooo:paragraph-rsid="003b1e74" style:font-size-asian="10.5pt" style:font-weight-asian="normal" style:font-size-complex="12pt" style:font-weight-complex="normal"/>
    </style:style>
    <style:style style:name="P28" style:family="paragraph" style:parent-style-name="Standard">
      <style:text-properties officeooo:rsid="001e3ab8" officeooo:paragraph-rsid="001e3ab8"/>
    </style:style>
    <style:style style:name="P29" style:family="paragraph" style:parent-style-name="Standard">
      <style:text-properties officeooo:rsid="003e2a49" officeooo:paragraph-rsid="003e2a49"/>
    </style:style>
    <style:style style:name="P30" style:family="paragraph" style:parent-style-name="Standard">
      <style:text-properties officeooo:rsid="003fb909" officeooo:paragraph-rsid="003fb909"/>
    </style:style>
    <style:style style:name="P31" style:family="paragraph" style:parent-style-name="Standard">
      <style:text-properties fo:font-size="16pt" fo:font-weight="bold" officeooo:rsid="0021d690" officeooo:paragraph-rsid="0021d690" style:font-size-asian="16pt" style:font-weight-asian="bold" style:font-size-complex="16pt" style:font-weight-complex="bold"/>
    </style:style>
    <style:style style:name="T1" style:family="text">
      <style:text-properties officeooo:rsid="0021d690"/>
    </style:style>
    <style:style style:name="T2" style:family="text">
      <style:text-properties officeooo:rsid="00277c31"/>
    </style:style>
    <style:style style:name="T3" style:family="text">
      <style:text-properties officeooo:rsid="00290889"/>
    </style:style>
    <style:style style:name="T4" style:family="text">
      <style:text-properties officeooo:rsid="0029b91b"/>
    </style:style>
    <style:style style:name="T5" style:family="text">
      <style:text-properties officeooo:rsid="0029d469"/>
    </style:style>
    <style:style style:name="T6" style:family="text">
      <style:text-properties officeooo:rsid="002b7074"/>
    </style:style>
    <style:style style:name="T7" style:family="text">
      <style:text-properties officeooo:rsid="002ee2b0"/>
    </style:style>
    <style:style style:name="T8" style:family="text">
      <style:text-properties officeooo:rsid="003027aa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33db08"/>
    </style:style>
    <style:style style:name="T12" style:family="text">
      <style:text-properties officeooo:rsid="003517e5"/>
    </style:style>
    <style:style style:name="T13" style:family="text">
      <style:text-properties officeooo:rsid="00379baf"/>
    </style:style>
    <style:style style:name="T14" style:family="text">
      <style:text-properties officeooo:rsid="003fb909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DTs for HW5</text:p>
      <text:p text:style-name="P13">B06705023</text:p>
      <text:p text:style-name="P13">Information Management </text:p>
      <text:p text:style-name="P29">(I can’t type Chinese in Linux, so I typed in English instead.)</text:p>
      <text:p text:style-name="P12"/>
      <text:p text:style-name="P14">Array</text:p>
      <text:p text:style-name="P12">First of all, let’s talk about array.</text:p>
      <text:p text:style-name="P13">For insertion, simply put it in the last place. This requires O(1). <text:span text:style-name="T7">Whenever the size reaches its capacity, a resize will be performed. Meaning, I will copy all of the elements to a larger array.</text:span></text:p>
      <text:p text:style-name="P13">For deletion, replace the element with the last element. It is way better than shifting all the elements forward by 1 space. This is also O(1).</text:p>
      <text:p text:style-name="P13">For query, I will check if the array is sorted, if sorted, O(logN) <text:span text:style-name="T7">(Binary Search)</text:span>, otherwise O(N)<text:span text:style-name="T8">(Linear Search)</text:span>.</text:p>
      <text:p text:style-name="P13">The basis of array ADT is an array, obviously. I resize it everytime I reach its limit. Making it twice the space as it originally is capable of.</text:p>
      <text:p text:style-name="P25">For sorting, <text:span text:style-name="T9">Algorithm’s </text:span><text:span text:style-name="T10">sort is introduced.</text:span></text:p>
      <text:p text:style-name="P13"/>
      <text:p text:style-name="P14">D-List</text:p>
      <text:p text:style-name="P16">For insertion, it depends on push_back or push_front. Creating a new element and connect it with the list requires constant time. Both of it requires O(1).</text:p>
      <text:p text:style-name="P16">For deletion, going through the list is necessary and deleting the object is constant time. Hence, it is O(N).</text:p>
      <text:p text:style-name="P16">For sorting, I use quick sort, because it out-performs Bubble sort. Also, the non-recursive version of quick sort has roughly the same loc(lines of codes) as Bubble sort. <text:span text:style-name="T11">Moreover, since quick sort is constantly swapping data. So it is ideal for such data type that each node is only LINKED together. Besides, it requires O(1) space. </text:span>In this case, <text:span text:style-name="T12">time complexity will be</text:span> O(NlogN).</text:p>
      <text:p text:style-name="P16"/>
      <text:p text:style-name="P14">BST</text:p>
      <text:p text:style-name="P16">For insertion, it is just the same as how BST performs insertion. Nothing more needs to talk about. O(logN). However, I do maintain a parent child relationship during insertion. It will benefit us in the development in iterator stage. If there is a duplicate, I keep a variable in each node recording how many duplicates. That way, we won’t have to worry about storing duplicate on LHS or RHS.</text:p>
      <text:p text:style-name="P16">For deletion, <text:span text:style-name="T1">Check for duplicates first. If exists duplicate, decrement it. Otherwise, perform BST deletion. During the deletion, I need to reconnect the link between nodes. That is, if the node to delete has 2 child, I need to take care of the 6 or 8 pointers. The additional 2 or 4 pointers are the one that we want to replace the tod(To Delete) with. O(logN).</text:span></text:p>
      <text:p text:style-name="P17">For lookups, it requires O(logN) to traverse down the tree. As the height is at worst O(N). <text:span text:style-name="T13">However I did some research and calculations </text:span><text:span text:style-name="T13"><draw:frame draw:style-name="fr1" draw:name="Object1" text:anchor-type="as-char" svg:y="-0.2689in" svg:width="0.998in" svg:height="0.4335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3">. This number shows that some self-balancing tree, like AVL, RB tree, can have height 4 times lower than random BST. It may seem to be a huge difference in numbers though. After thorough contemplation and research, I still choose to use the simplest ADT → BST. Due to every insertion for AVL or RB tree, it will require more time than a standard BST. In the long run,(after hundreds of thousands of insertions), BST runs faster. Even if I want to re-balance it, I can finish it in O(n) time. On the other hand, the constant factor will eventually be diluted in O() notation. On the other hand </text:span><text:s/>However the average case is O(logN).</text:p>
      <text:p text:style-name="P27">If you’re the TA marking grading my program. I found out that </text:p>
      <text:p text:style-name="P16"/>
      <text:p text:style-name="P17">Now, proceeding into the performance section.</text:p>
      <text:p text:style-name="P15"/>
      <text:p text:style-name="P15"/>
      <text:p text:style-name="P15"><text:soft-page-break/>PERFORMANCE</text:p>
      <text:p text:style-name="P18">As I mentioned above in each ADT, the complexity is for each operation can be described as following.</text:p>
      <text:p text:style-name="P18"/>
      <text:p text:style-name="P21">-Insert <text:span text:style-name="T4">randomly</text:span> <text:span text:style-name="T3">(time needed)</text:span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0">Items\ADTs</text:p>
          </table:table-cell>
          <table:table-cell table:style-name="Table1.A1" office:value-type="string">
            <text:p text:style-name="P1">Array</text:p>
          </table:table-cell>
          <table:table-cell table:style-name="Table1.A1" office:value-type="string">
            <text:p text:style-name="P1">D-List</text:p>
          </table:table-cell>
          <table:table-cell table:style-name="Table1.D1" office:value-type="string">
            <text:p text:style-name="P1">BST</text:p>
          </table:table-cell>
        </table:table-row>
        <table:table-row>
          <table:table-cell table:style-name="Table1.A2" office:value-type="string">
            <text:p text:style-name="P1">1000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7">0</text:p>
          </table:table-cell>
          <table:table-cell table:style-name="Table1.D2" office:value-type="string">
            <text:p text:style-name="P3">0.01 </text:p>
          </table:table-cell>
        </table:table-row>
        <table:table-row>
          <table:table-cell table:style-name="Table1.A2" office:value-type="string">
            <text:p text:style-name="P1">20000</text:p>
          </table:table-cell>
          <table:table-cell table:style-name="Table1.A2" office:value-type="string">
            <text:p text:style-name="P5">0.02</text:p>
          </table:table-cell>
          <table:table-cell table:style-name="Table1.A2" office:value-type="string">
            <text:p text:style-name="P7">0.01</text:p>
          </table:table-cell>
          <table:table-cell table:style-name="Table1.D2" office:value-type="string">
            <text:p text:style-name="P3">0.02</text:p>
          </table:table-cell>
        </table:table-row>
        <table:table-row>
          <table:table-cell table:style-name="Table1.A2" office:value-type="string">
            <text:p text:style-name="P1">40000</text:p>
          </table:table-cell>
          <table:table-cell table:style-name="Table1.A2" office:value-type="string">
            <text:p text:style-name="P5">0.02</text:p>
          </table:table-cell>
          <table:table-cell table:style-name="Table1.A2" office:value-type="string">
            <text:p text:style-name="P7">0.01</text:p>
          </table:table-cell>
          <table:table-cell table:style-name="Table1.D2" office:value-type="string">
            <text:p text:style-name="P3">0.04</text:p>
          </table:table-cell>
        </table:table-row>
        <table:table-row>
          <table:table-cell table:style-name="Table1.A2" office:value-type="string">
            <text:p text:style-name="P1">80000</text:p>
          </table:table-cell>
          <table:table-cell table:style-name="Table1.A2" office:value-type="string">
            <text:p text:style-name="P5">0.03</text:p>
          </table:table-cell>
          <table:table-cell table:style-name="Table1.A2" office:value-type="string">
            <text:p text:style-name="P7">0.01</text:p>
          </table:table-cell>
          <table:table-cell table:style-name="Table1.D2" office:value-type="string">
            <text:p text:style-name="P3">0.07</text:p>
          </table:table-cell>
        </table:table-row>
        <table:table-row>
          <table:table-cell table:style-name="Table1.A2" office:value-type="string">
            <text:p text:style-name="P1">160000</text:p>
          </table:table-cell>
          <table:table-cell table:style-name="Table1.A2" office:value-type="string">
            <text:p text:style-name="P5">0.04</text:p>
          </table:table-cell>
          <table:table-cell table:style-name="Table1.A2" office:value-type="string">
            <text:p text:style-name="P7">0.0<text:span text:style-name="T2">3</text:span></text:p>
          </table:table-cell>
          <table:table-cell table:style-name="Table1.D2" office:value-type="string">
            <text:p text:style-name="P3">0.14</text:p>
          </table:table-cell>
        </table:table-row>
        <table:table-row>
          <table:table-cell table:style-name="Table1.A2" office:value-type="string">
            <text:p text:style-name="P1">320000</text:p>
          </table:table-cell>
          <table:table-cell table:style-name="Table1.A2" office:value-type="string">
            <text:p text:style-name="P5">0.07</text:p>
          </table:table-cell>
          <table:table-cell table:style-name="Table1.A2" office:value-type="string">
            <text:p text:style-name="P7">0.0<text:span text:style-name="T2">3</text:span></text:p>
          </table:table-cell>
          <table:table-cell table:style-name="Table1.D2" office:value-type="string">
            <text:p text:style-name="P3">0.69</text:p>
          </table:table-cell>
        </table:table-row>
      </table:table>
      <text:p text:style-name="P18"/>
      <text:p text:style-name="P16"/>
      <text:p text:style-name="P22">-<text:span text:style-name="T5">delete</text:span> <text:span text:style-name="T4">randomly</text:span> <text:span text:style-name="T3">(time needed)</text:span>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1">Items\ADTs</text:p>
          </table:table-cell>
          <table:table-cell table:style-name="Table2.A1" office:value-type="string">
            <text:p text:style-name="P2">Array</text:p>
          </table:table-cell>
          <table:table-cell table:style-name="Table2.A1" office:value-type="string">
            <text:p text:style-name="P2">D-List</text:p>
          </table:table-cell>
          <table:table-cell table:style-name="Table2.D1" office:value-type="string">
            <text:p text:style-name="P2">BST</text:p>
          </table:table-cell>
        </table:table-row>
        <table:table-row>
          <table:table-cell table:style-name="Table2.A2" office:value-type="string">
            <text:p text:style-name="P2">10000</text:p>
          </table:table-cell>
          <table:table-cell table:style-name="Table2.A2" office:value-type="string">
            <text:p text:style-name="P6">0</text:p>
          </table:table-cell>
          <table:table-cell table:style-name="Table2.A2" office:value-type="string">
            <text:p text:style-name="P8">31.15</text:p>
          </table:table-cell>
          <table:table-cell table:style-name="Table2.D2" office:value-type="string">
            <text:p text:style-name="P4">0.01 </text:p>
          </table:table-cell>
        </table:table-row>
        <table:table-row>
          <table:table-cell table:style-name="Table2.A2" office:value-type="string">
            <text:p text:style-name="P2">20000</text:p>
          </table:table-cell>
          <table:table-cell table:style-name="Table2.A2" office:value-type="string">
            <text:p text:style-name="P6">0.</text:p>
          </table:table-cell>
          <table:table-cell table:style-name="Table2.A2" office:value-type="string">
            <text:p text:style-name="P8">63</text:p>
          </table:table-cell>
          <table:table-cell table:style-name="Table2.D2" office:value-type="string">
            <text:p text:style-name="P4">0.02</text:p>
          </table:table-cell>
        </table:table-row>
        <table:table-row>
          <table:table-cell table:style-name="Table2.A2" office:value-type="string">
            <text:p text:style-name="P2">40000</text:p>
          </table:table-cell>
          <table:table-cell table:style-name="Table2.A2" office:value-type="string">
            <text:p text:style-name="P6">0</text:p>
          </table:table-cell>
          <table:table-cell table:style-name="Table2.A2" office:value-type="string">
            <text:p text:style-name="P9">Too long</text:p>
          </table:table-cell>
          <table:table-cell table:style-name="Table2.D2" office:value-type="string">
            <text:p text:style-name="P4">0.04</text:p>
          </table:table-cell>
        </table:table-row>
        <table:table-row>
          <table:table-cell table:style-name="Table2.A2" office:value-type="string">
            <text:p text:style-name="P2">80000</text:p>
          </table:table-cell>
          <table:table-cell table:style-name="Table2.A2" office:value-type="string">
            <text:p text:style-name="P6">0.0<text:span text:style-name="T6">1</text:span></text:p>
          </table:table-cell>
          <table:table-cell table:style-name="Table2.A2" office:value-type="string">
            <text:p text:style-name="P9">TOO LONG</text:p>
          </table:table-cell>
          <table:table-cell table:style-name="Table2.D2" office:value-type="string">
            <text:p text:style-name="P4">0.07</text:p>
          </table:table-cell>
        </table:table-row>
        <table:table-row>
          <table:table-cell table:style-name="Table2.A2" office:value-type="string">
            <text:p text:style-name="P2">160000</text:p>
          </table:table-cell>
          <table:table-cell table:style-name="Table2.A2" office:value-type="string">
            <text:p text:style-name="P6">0.0<text:span text:style-name="T6">1</text:span></text:p>
          </table:table-cell>
          <table:table-cell table:style-name="Table2.A2" office:value-type="string">
            <text:p text:style-name="P9">TOO LONG</text:p>
          </table:table-cell>
          <table:table-cell table:style-name="Table2.D2" office:value-type="string">
            <text:p text:style-name="P4">0.14</text:p>
          </table:table-cell>
        </table:table-row>
        <table:table-row>
          <table:table-cell table:style-name="Table2.A2" office:value-type="string">
            <text:p text:style-name="P2">320000</text:p>
          </table:table-cell>
          <table:table-cell table:style-name="Table2.A2" office:value-type="string">
            <text:p text:style-name="P6">0.<text:span text:style-name="T6">03</text:span></text:p>
          </table:table-cell>
          <table:table-cell table:style-name="Table2.A2" office:value-type="string">
            <text:p text:style-name="P9">TOO LONG</text:p>
          </table:table-cell>
          <table:table-cell table:style-name="Table2.D2" office:value-type="string">
            <text:p text:style-name="P4">0.69</text:p>
          </table:table-cell>
        </table:table-row>
      </table:table>
      <text:p text:style-name="P19"/>
      <text:p text:style-name="P23">SORTING</text:p>
      <text:p text:style-name="P20">Both Array and Dlist uses quick-sort. Therefore, there is no obvious difference between both of them. In addition, BST is already a sorted DS, we don’t need to discuss it here.</text:p>
      <text:p text:style-name="P12"/>
      <text:p text:style-name="P29">From the test cases I generate, it will still be array for me to do the work. Since it is much better and much straightforward to use it. Secondly, a BST is still achievable with an array. <text:span text:style-name="T14">As for performance issue. Insertion and deletion is O(1) in array, and sorting the whole chunk is O(NlogN). Querying can be O(n) or O(logN). However, for day-to-day use, I will still prefer a mixture of D-list and tree.</text:span></text:p>
      <text:p text:style-name="P12"/>
      <text:p text:style-name="P30">Things to cover.</text:p>
      <text:p text:style-name="P12">(operations briefly discuss it.)</text:p>
      <text:p text:style-name="P12">1. How to implement</text:p>
      <text:p text:style-name="P12">2. Why you want to implement in that method.</text:p>
      <text:p text:style-name="P12">Performace comparison</text:p>
      <text:p text:style-name="P12"><text:s text:c="2"/>experiment design, Expect, result and discu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2:54:55.963838600</meta:creation-date>
    <dc:date>2018-12-01T19:29:50.144901015</dc:date>
    <meta:editing-duration>PT57M15S</meta:editing-duration>
    <meta:editing-cycles>26</meta:editing-cycles>
    <meta:generator>LibreOffice/6.0.6.2$Linux_X86_64 LibreOffice_project/00m0$Build-2</meta:generator>
    <meta:document-statistic meta:table-count="2" meta:image-count="0" meta:object-count="1" meta:page-count="2" meta:paragraph-count="90" meta:word-count="764" meta:character-count="4276" meta:non-whitespace-character-count="3595"/>
  </office:meta>
</office:document-meta>
</file>

<file path=Object 1/content.xml><?xml version="1.0" encoding="utf-8"?>
<math xmlns="http://www.w3.org/1998/Math/MathML" display="block">
  <semantics>
    <mrow>
      <mfrac>
        <msub>
          <mi>H</mi>
          <mi>n</mi>
        </msub>
        <mrow>
          <mi>log</mi>
          <mrow>
            <mo fence="true" stretchy="false">(</mo>
            <mrow>
              <mi>n</mi>
            </mrow>
            <mo fence="true" stretchy="false">)</mo>
          </mrow>
        </mrow>
      </mfrac>
      <mo stretchy="false">≈</mo>
      <mn>4.14</mn>
    </mrow>
    <annotation encoding="StarMath 5.0"> {H_n} over {log(n)} approx 4.14</annotation>
  </semantics>
</math>
</file>